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bin" svg:font-family="Cabi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office:font-face-decls>
  <office:automatic-styles>
    <style:style style:name="P1" style:family="paragraph" style:parent-style-name="Text_20_body">
      <style:text-properties style:font-name="Cabi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ob Description: Data Scientist - Wildfire Mitigation and Risk Team</text:p>
      <text:p text:style-name="P1"/>
      <text:p text:style-name="P1">**Position Title**: Data Scientist</text:p>
      <text:p text:style-name="P1"/>
      <text:p text:style-name="P1">**Location**: Hybrid – Century Park Court, San Diego 3 days a week</text:p>
      <text:p text:style-name="P1"/>
      <text:p text:style-name="P1">**Reports To**: Manager, Risk Analytics</text:p>
      <text:p text:style-name="P1"/>
      <text:p text:style-name="P1">**Position Overview**:</text:p>
      <text:p text:style-name="P1">We are seeking a highly motivated and skilled Data Scientist to join our Risk Analytics team. This role focuses on wildfire mitigation and risk assessment, leveraging data science techniques to support strategic decision-making processes. The ideal candidate will have a strong background in Python, data analysis, and possess the ability to apply statistical concepts and work collaboratively in a team environment.</text:p>
      <text:p text:style-name="P1"/>
      <text:p text:style-name="P1">**Key Responsibilities**:</text:p>
      <text:p text:style-name="P1"/>
      <text:p text:style-name="P1">1. **Model Development and Maintenance**:</text:p>
      <text:p text:style-name="P1"><text:s/>Work on and maintain the wildfire mitigation planning model. SDG&amp;E applies risk modeling and risk assessment techniques to each initiative for its  Wildfire Mitigation Plan (WMP) and regulatory requirements. SDG&amp;E is consistently evaluating its existing risk assessment capabilities and developing new methodologies based on lessons learned. In particular, the majority of statistical analysis and strategy will be performed on the Wildfire Next Generation System (WiNGS) model and build on the Risk Spend Efficiency (RSE) methodology. Your main role will be to apply statistical theories to test different variables within the model with a goal to create greater efficiencies, develop and enhance features to improve model accuracy and effectiveness</text:p>
      <text:p text:style-name="P1"/>
      <text:p text:style-name="P1">2. **Exploratory Data Analysis (EDA)**:</text:p>
      <text:p text:style-name="P1"><text:s text:c="3"/>- Conduct EDA to identify patterns and insights from various data sets.</text:p>
      <text:p text:style-name="P1"><text:soft-page-break/><text:s text:c="3"/>- Analyze specific sections of the model to determine the impact and spread of potential wildfires.</text:p>
      <text:p text:style-name="P1"><text:s text:c="3"/>- Evaluate current model assumptions and propose innovative solutions to improve model predictions.</text:p>
      <text:p text:style-name="P1"/>
      <text:p text:style-name="P1">3. **Data Handling and Processing**:</text:p>
      <text:p text:style-name="P1"><text:s text:c="3"/>- Collect, clean, and preprocess data from multiple sources for analysis.</text:p>
      <text:p text:style-name="P1"><text:s text:c="3"/>- Utilize GIS data and integrate it with Python for spatial analysis.</text:p>
      <text:p text:style-name="P1"><text:s text:c="3"/>- Implement best practices for data management and ensure data integrity.</text:p>
      <text:p text:style-name="P1"/>
      <text:p text:style-name="P1">4. **Collaboration and Communication**:</text:p>
      <text:p text:style-name="P1"><text:s text:c="3"/>- Work closely with cross-functional teams, including risk analysts and management, to align on project goals and deliverables.</text:p>
      <text:p text:style-name="P1"><text:s text:c="3"/>- Communicate complex technical concepts and findings to non-technical stakeholders.</text:p>
      <text:p text:style-name="P1"><text:s text:c="3"/>- Participate in team meetings and contribute to strategic planning sessions.</text:p>
      <text:p text:style-name="P1"/>
      <text:p text:style-name="P1">5. **Support and Training**:</text:p>
      <text:p text:style-name="P1"><text:s text:c="3"/>- Provide support for data requests from regulatory bodies and other stakeholders.</text:p>
      <text:p text:style-name="P1"><text:s text:c="3"/>- Train and mentor junior team members in data science techniques and best practices.</text:p>
      <text:p text:style-name="P1"><text:s text:c="3"/>- Assist in the onboarding process of new hires by sharing knowledge and expertise.</text:p>
      <text:p text:style-name="P1"/>
      <text:p text:style-name="P1">6. **Continuous Improvement**:</text:p>
      <text:p text:style-name="P1"><text:s text:c="3"/>- Stay up-to-date with the latest developments in data science, machine learning, and GIS.</text:p>
      <text:p text:style-name="P1"><text:s text:c="3"/>- Experiment with new tools and methodologies to enhance analytical capabilities.</text:p>
      <text:p text:style-name="P1"><text:s text:c="3"/>- Proactively identify areas for improvement in existing models and processes.</text:p>
      <text:p text:style-name="P1"/>
      <text:p text:style-name="P1">**Required Qualifications**:</text:p>
      <text:p text:style-name="P1"><text:soft-page-break/>- Bachelor’s degree in Data Science, Computer Science, Statistics, or a related field (Master’s preferred).</text:p>
      <text:p text:style-name="P1">- Minimum of 2-3 years of experience in data science or a related field.</text:p>
      <text:p text:style-name="P1">- Proficiency in Python V3</text:p>
      <text:p text:style-name="P1">- Experience with AWS or other cloud computing platforms.</text:p>
      <text:p text:style-name="P1">- Strong analytical and problem-solving skills.</text:p>
      <text:p text:style-name="P1">- Excellent communication and teamwork abilities.</text:p>
      <text:p text:style-name="P1">- Ability to work in a fast-paced environment and manage multiple projects simultaneously.</text:p>
      <text:p text:style-name="P1"/>
      <text:p text:style-name="P1">Highly Desirable</text:p>
      <text:p text:style-name="P1">- Knowledge of GIS and spatial analysis techniques</text:p>
      <text:p text:style-name="P1">- Growth mindset- willingness to learn and be curious</text:p>
      <text:p text:style-name="P1">- Experience with Tableau or other data visualization tools.</text:p>
      <text:p text:style-name="P1">- Familiarity with wildfire risk assessment and mitigation strategies.</text:p>
      <text:p text:style-name="P1">- Understanding of regulatory requirements related to risk management.</text:p>
      <text:p text:style-name="P1">- Proven track record of applying statistical concepts to real-world problems.</text:p>
      <text:p text:style-name="P1"/>
      <text:p text:style-name="P1">**Work Environment**:</text:p>
      <text:p text:style-name="P1">- Hybrid working environment – days a week from office</text:p>
      <text:p text:style-name="P1">- Collaborative team environment with a focus on innovation and continuous improvement.</text:p>
      <text:p text:style-name="P1">- Opportunities for professional development and growth within the company.</text:p>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bin" svg:font-family="Cabi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2f5496" loext:opacity="100%"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2f5496" fo:border-bottom="0.51pt solid #2f5496"/>
      <style:text-properties fo:color="#2f5496" loext:opacity="100%" fo:font-style="italic" style:font-style-asian="italic"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_20_Char" style:display-name="Heading 3 Char" style:family="text" style:parent-style-name="Default_20_Paragraph_20_Font" loext:linked-style-name="Heading_20_3">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_20_Char" style:display-name="Heading 4 Char" style:family="text" style:parent-style-name="Default_20_Paragraph_20_Font" loext:linked-style-name="Heading_20_4">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loext:linked-style-name="Heading_20_5">
      <style:text-properties fo:color="#2f5496" loext:opacity="100%" style:font-name-asian="F"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2f5496" loext:opacity="100%"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2f5496"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2f5496" loext:opacity="100%" fo:letter-spacing="0.0035in"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elissa Parvis</meta:initial-creator>
    <meta:editing-cycles>4</meta:editing-cycles>
    <meta:creation-date>2024-05-29T20:31:00</meta:creation-date>
    <dc:date>2024-06-03T16:15:59.860433442</dc:date>
    <meta:editing-duration>PT16M19S</meta:editing-duration>
    <meta:generator>LibreOffice/7.4.7.2$Linux_X86_64 LibreOffice_project/40$Build-2</meta:generator>
    <meta:document-statistic meta:table-count="0" meta:image-count="0" meta:object-count="0" meta:page-count="3" meta:paragraph-count="48" meta:word-count="579" meta:character-count="4059" meta:non-whitespace-character-count="3479"/>
    <meta:user-defined meta:name="AppVersion">16.0000</meta:user-defined>
    <meta:template xlink:type="simple" xlink:actuate="onRequest" xlink:title="Normal" xlink:href=""/>
  </office:meta>
</office:document-meta>
</file>